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2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er for flags</text:p>
          </table:table-cell>
          <table:table-cell office:value-type="string" calcext:value-type="string">
            <text:p>KEY_STAT_FLAGS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1:38:43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19T14:46:34.291000000</dc:date>
    <meta:editing-duration>P2DT2H4M24S</meta:editing-duration>
    <meta:editing-cycles>386</meta:editing-cycles>
    <dc:creator>Aron Heinecke</dc:creator>
    <meta:document-statistic meta:table-count="3" meta:cell-count="512" meta:object-count="0"/>
  </office:meta>
</office:document-meta>
</file>